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rsid="001c8c27" officeooo:paragraph-rsid="001c8c27" style:font-weight-asian="normal" style:font-weight-complex="normal"/>
    </style:style>
    <style:style style:name="P2" style:family="paragraph" style:parent-style-name="Standard">
      <style:text-properties fo:font-weight="normal" officeooo:rsid="003151a5" officeooo:paragraph-rsid="004e3699" style:font-weight-asian="normal" style:font-weight-complex="normal"/>
    </style:style>
    <style:style style:name="P3" style:family="paragraph" style:parent-style-name="Standard">
      <style:text-properties fo:font-weight="normal" officeooo:rsid="003151a5" officeooo:paragraph-rsid="00302ac5" style:font-weight-asian="normal" style:font-weight-complex="normal"/>
    </style:style>
    <style:style style:name="P4" style:family="paragraph" style:parent-style-name="Standard">
      <style:text-properties fo:font-weight="normal" officeooo:rsid="004da9a4" officeooo:paragraph-rsid="004da9a4" style:font-weight-asian="normal" style:font-weight-complex="normal"/>
    </style:style>
    <style:style style:name="P5" style:family="paragraph" style:parent-style-name="Standard">
      <style:text-properties officeooo:rsid="002f2367" officeooo:paragraph-rsid="002f2367"/>
    </style:style>
    <style:style style:name="P6" style:family="paragraph" style:parent-style-name="Standard">
      <style:text-properties officeooo:rsid="00302ac5" officeooo:paragraph-rsid="00302ac5"/>
    </style:style>
    <style:style style:name="P7" style:family="paragraph" style:parent-style-name="Standard">
      <style:text-properties officeooo:rsid="0038a7be" officeooo:paragraph-rsid="0038a7be"/>
    </style:style>
    <style:style style:name="P8" style:family="paragraph" style:parent-style-name="Standard">
      <style:text-properties officeooo:paragraph-rsid="001c8c27"/>
    </style:style>
    <style:style style:name="P9" style:family="paragraph" style:parent-style-name="Standard">
      <style:text-properties officeooo:rsid="004da9a4" officeooo:paragraph-rsid="004da9a4"/>
    </style:style>
    <style:style style:name="P10" style:family="paragraph" style:parent-style-name="Heading">
      <style:paragraph-properties style:border-line-width-bottom="0.0047in 0.0047in 0.0047in" fo:padding-left="0in" fo:padding-right="0in" fo:padding-top="0in" fo:padding-bottom="0.0291in" fo:border-left="none" fo:border-right="none" fo:border-top="none" fo:border-bottom="1.05pt double #000000" style:join-border="false"/>
    </style:style>
    <style:style style:name="P11" style:family="paragraph" style:parent-style-name="Standard" style:list-style-name="L1"/>
    <style:style style:name="P12" style:family="paragraph" style:parent-style-name="Standard" style:list-style-name="L1">
      <style:text-properties officeooo:paragraph-rsid="001c84d1"/>
    </style:style>
    <style:style style:name="P13" style:family="paragraph" style:parent-style-name="Standard" style:list-style-name="L1">
      <style:text-properties officeooo:paragraph-rsid="004192c8"/>
    </style:style>
    <style:style style:name="P14" style:family="paragraph" style:parent-style-name="Standard" style:list-style-name="L1">
      <style:text-properties officeooo:paragraph-rsid="00282dac"/>
    </style:style>
    <style:style style:name="P15" style:family="paragraph" style:parent-style-name="Standard" style:list-style-name="L1">
      <style:text-properties fo:font-weight="bold" officeooo:rsid="004192c8" officeooo:paragraph-rsid="0041d419" style:font-weight-asian="bold" style:font-weight-complex="bold"/>
    </style:style>
    <style:style style:name="P16" style:family="paragraph" style:parent-style-name="Standard" style:list-style-name="L6">
      <style:text-properties fo:font-weight="bold" officeooo:rsid="004192c8" officeooo:paragraph-rsid="0063349b" style:font-weight-asian="bold" style:font-weight-complex="bold"/>
    </style:style>
    <style:style style:name="P17" style:family="paragraph" style:parent-style-name="Standard" style:list-style-name="L11">
      <style:text-properties fo:font-weight="bold" officeooo:rsid="004192c8" officeooo:paragraph-rsid="0075c4e5" style:font-weight-asian="bold" style:font-weight-complex="bold"/>
    </style:style>
    <style:style style:name="P18" style:family="paragraph" style:parent-style-name="Standard" style:list-style-name="L1">
      <style:text-properties fo:font-weight="bold" officeooo:rsid="001c84d1" officeooo:paragraph-rsid="001c84d1" style:font-weight-asian="bold" style:font-weight-complex="bold"/>
    </style:style>
    <style:style style:name="P19" style:family="paragraph" style:parent-style-name="Standard" style:list-style-name="L1">
      <style:text-properties fo:font-weight="bold" officeooo:rsid="001c8c27" officeooo:paragraph-rsid="001c8c27" style:font-weight-asian="bold" style:font-weight-complex="bold"/>
    </style:style>
    <style:style style:name="P20" style:family="paragraph" style:parent-style-name="Standard" style:list-style-name="L1">
      <style:text-properties fo:font-weight="bold" officeooo:rsid="00282dac" officeooo:paragraph-rsid="00282dac" style:font-weight-asian="bold" style:font-weight-complex="bold"/>
    </style:style>
    <style:style style:name="P21" style:family="paragraph" style:parent-style-name="Standard" style:list-style-name="L4">
      <style:text-properties fo:font-weight="bold" officeooo:rsid="002b8104" officeooo:paragraph-rsid="002b8104" style:font-weight-asian="bold" style:font-weight-complex="bold"/>
    </style:style>
    <style:style style:name="P22" style:family="paragraph" style:parent-style-name="Standard" style:list-style-name="L4">
      <style:text-properties fo:font-weight="bold" officeooo:rsid="002b8104" officeooo:paragraph-rsid="00389625" style:font-weight-asian="bold" style:font-weight-complex="bold"/>
    </style:style>
    <style:style style:name="P23" style:family="paragraph" style:parent-style-name="Standard" style:list-style-name="L4">
      <style:text-properties fo:font-weight="bold" officeooo:rsid="00389625" officeooo:paragraph-rsid="00389625" style:font-weight-asian="bold" style:font-weight-complex="bold"/>
    </style:style>
    <style:style style:name="P24" style:family="paragraph" style:parent-style-name="Standard" style:list-style-name="L4">
      <style:text-properties fo:font-weight="bold" officeooo:rsid="002bc29a" officeooo:paragraph-rsid="002bc29a" style:font-weight-asian="bold" style:font-weight-complex="bold"/>
    </style:style>
    <style:style style:name="P25" style:family="paragraph" style:parent-style-name="Standard" style:list-style-name="L1">
      <style:text-properties fo:font-weight="normal" officeooo:rsid="0041d419" officeooo:paragraph-rsid="006d38b5" style:font-weight-asian="normal" style:font-weight-complex="normal"/>
    </style:style>
    <style:style style:name="P26" style:family="paragraph" style:parent-style-name="Standard" style:list-style-name="L1">
      <style:text-properties fo:font-weight="normal" officeooo:rsid="0041d419" officeooo:paragraph-rsid="006e4aa9" style:font-weight-asian="normal" style:font-weight-complex="normal"/>
    </style:style>
    <style:style style:name="P27" style:family="paragraph" style:parent-style-name="Standard" style:list-style-name="L5">
      <style:text-properties fo:font-weight="normal" officeooo:rsid="0041d419" officeooo:paragraph-rsid="004192c8" style:font-weight-asian="normal" style:font-weight-complex="normal"/>
    </style:style>
    <style:style style:name="P28" style:family="paragraph" style:parent-style-name="Standard" style:list-style-name="L11">
      <style:text-properties fo:font-weight="normal" officeooo:rsid="0041d419" officeooo:paragraph-rsid="0075c4e5" style:font-weight-asian="normal" style:font-weight-complex="normal"/>
    </style:style>
    <style:style style:name="P29" style:family="paragraph" style:parent-style-name="Standard" style:list-style-name="L1">
      <style:text-properties fo:font-weight="normal" officeooo:rsid="0047ef19" officeooo:paragraph-rsid="006e4aa9" style:font-weight-asian="normal" style:font-weight-complex="normal"/>
    </style:style>
    <style:style style:name="P30" style:family="paragraph" style:parent-style-name="Standard" style:list-style-name="L11">
      <style:text-properties fo:font-weight="normal" officeooo:rsid="0047ef19" officeooo:paragraph-rsid="0075c4e5" style:font-weight-asian="normal" style:font-weight-complex="normal"/>
    </style:style>
    <style:style style:name="P31" style:family="paragraph" style:parent-style-name="Standard" style:list-style-name="L11">
      <style:text-properties fo:font-weight="normal" officeooo:rsid="0047ef19" officeooo:paragraph-rsid="0056bf76" style:font-weight-asian="normal" style:font-weight-complex="normal"/>
    </style:style>
    <style:style style:name="P32" style:family="paragraph" style:parent-style-name="Standard" style:list-style-name="L4">
      <style:text-properties fo:font-weight="normal" officeooo:rsid="00465cf3" officeooo:paragraph-rsid="00465cf3" style:font-weight-asian="normal" style:font-weight-complex="normal"/>
    </style:style>
    <style:style style:name="P33" style:family="paragraph" style:parent-style-name="Standard" style:list-style-name="L1">
      <style:text-properties fo:font-weight="normal" officeooo:rsid="00443354" officeooo:paragraph-rsid="00443354" style:font-weight-asian="normal" style:font-weight-complex="normal"/>
    </style:style>
    <style:style style:name="P34" style:family="paragraph" style:parent-style-name="Standard" style:list-style-name="L1">
      <style:text-properties fo:font-weight="normal" officeooo:rsid="001c8c27" officeooo:paragraph-rsid="001c8c27" style:font-weight-asian="normal" style:font-weight-complex="normal"/>
    </style:style>
    <style:style style:name="P35" style:family="paragraph" style:parent-style-name="Standard" style:list-style-name="L1">
      <style:text-properties fo:font-weight="normal" officeooo:rsid="001c8c27" officeooo:paragraph-rsid="004192c8" style:font-weight-asian="normal" style:font-weight-complex="normal"/>
    </style:style>
    <style:style style:name="P36" style:family="paragraph" style:parent-style-name="Standard">
      <style:text-properties fo:font-weight="normal" officeooo:rsid="001c8c27" officeooo:paragraph-rsid="001c8c27" style:font-weight-asian="normal" style:font-weight-complex="normal"/>
    </style:style>
    <style:style style:name="P37" style:family="paragraph" style:parent-style-name="Standard" style:list-style-name="L2">
      <style:text-properties fo:font-weight="normal" officeooo:rsid="00282dac" officeooo:paragraph-rsid="00282dac" style:font-weight-asian="normal" style:font-weight-complex="normal"/>
    </style:style>
    <style:style style:name="P38" style:family="paragraph" style:parent-style-name="Standard" style:list-style-name="L2">
      <style:text-properties fo:font-weight="normal" officeooo:rsid="00463818" officeooo:paragraph-rsid="00463818" style:font-weight-asian="normal" style:font-weight-complex="normal"/>
    </style:style>
    <style:style style:name="P39" style:family="paragraph" style:parent-style-name="Standard" style:list-style-name="L2">
      <style:text-properties fo:font-weight="normal" officeooo:rsid="0029f27c" officeooo:paragraph-rsid="0029f27c" style:font-weight-asian="normal" style:font-weight-complex="normal"/>
    </style:style>
    <style:style style:name="P40" style:family="paragraph" style:parent-style-name="Standard" style:list-style-name="L3">
      <style:text-properties fo:font-weight="normal" officeooo:rsid="0029f27c" officeooo:paragraph-rsid="0029f27c" style:font-weight-asian="normal" style:font-weight-complex="normal"/>
    </style:style>
    <style:style style:name="P41" style:family="paragraph" style:parent-style-name="Standard" style:list-style-name="L4">
      <style:text-properties fo:font-weight="normal" officeooo:rsid="002b8104" officeooo:paragraph-rsid="003a76ad" style:font-weight-asian="normal" style:font-weight-complex="normal"/>
    </style:style>
    <style:style style:name="P42" style:family="paragraph" style:parent-style-name="Standard" style:list-style-name="L4">
      <style:text-properties fo:font-weight="normal" officeooo:rsid="002b8104" officeooo:paragraph-rsid="002b8104" style:font-weight-asian="normal" style:font-weight-complex="normal"/>
    </style:style>
    <style:style style:name="P43" style:family="paragraph" style:parent-style-name="Standard" style:list-style-name="L4">
      <style:text-properties fo:font-weight="normal" officeooo:rsid="002bc29a" officeooo:paragraph-rsid="002bc29a" style:font-weight-asian="normal" style:font-weight-complex="normal"/>
    </style:style>
    <style:style style:name="P44" style:family="paragraph" style:parent-style-name="Standard" style:list-style-name="L11">
      <style:text-properties fo:font-weight="normal" officeooo:rsid="002175fd" officeooo:paragraph-rsid="0056bf76" style:font-weight-asian="normal" style:font-weight-complex="normal"/>
    </style:style>
    <style:style style:name="P45" style:family="paragraph" style:parent-style-name="Standard" style:list-style-name="L11">
      <style:text-properties fo:font-weight="normal" officeooo:rsid="00235f38" officeooo:paragraph-rsid="0056bf76" style:font-weight-asian="normal" style:font-weight-complex="normal"/>
    </style:style>
    <style:style style:name="P46" style:family="paragraph" style:parent-style-name="Standard" style:list-style-name="L9">
      <style:text-properties fo:font-weight="normal" officeooo:rsid="004da9a4" officeooo:paragraph-rsid="004da9a4" style:font-weight-asian="normal" style:font-weight-complex="normal"/>
    </style:style>
    <style:style style:name="P47" style:family="paragraph" style:parent-style-name="Standard" style:list-style-name="L6">
      <style:text-properties fo:font-weight="normal" officeooo:rsid="0032fd73" officeooo:paragraph-rsid="004e3699" style:font-weight-asian="normal" style:font-weight-complex="normal"/>
    </style:style>
    <style:style style:name="P48" style:family="paragraph" style:parent-style-name="Standard" style:list-style-name="L6">
      <style:text-properties fo:font-weight="normal" officeooo:rsid="003151a5" officeooo:paragraph-rsid="004e3699" style:font-weight-asian="normal" style:font-weight-complex="normal"/>
    </style:style>
    <style:style style:name="P49" style:family="paragraph" style:parent-style-name="Standard" style:list-style-name="L1">
      <style:text-properties fo:font-weight="normal" officeooo:rsid="006d38b5" officeooo:paragraph-rsid="006d38b5" style:font-weight-asian="normal" style:font-weight-complex="normal"/>
    </style:style>
    <style:style style:name="P50" style:family="paragraph" style:parent-style-name="Standard" style:list-style-name="L11">
      <style:text-properties fo:font-weight="normal" officeooo:rsid="006d38b5" officeooo:paragraph-rsid="0075c4e5" style:font-weight-asian="normal" style:font-weight-complex="normal"/>
    </style:style>
    <style:style style:name="P51" style:family="paragraph" style:parent-style-name="Standard" style:list-style-name="L2">
      <style:text-properties officeooo:paragraph-rsid="00282dac"/>
    </style:style>
    <style:style style:name="P52" style:family="paragraph" style:parent-style-name="Standard" style:list-style-name="L4">
      <style:text-properties officeooo:paragraph-rsid="002b8104"/>
    </style:style>
    <style:style style:name="P53" style:family="paragraph" style:parent-style-name="Standard" style:list-style-name="L4">
      <style:text-properties officeooo:paragraph-rsid="003a76ad"/>
    </style:style>
    <style:style style:name="P54" style:family="paragraph" style:parent-style-name="Standard" style:list-style-name="L11">
      <style:text-properties officeooo:rsid="002175fd" officeooo:paragraph-rsid="0056bf76"/>
    </style:style>
    <style:style style:name="P55" style:family="paragraph" style:parent-style-name="Standard" style:list-style-name="L11">
      <style:text-properties officeooo:rsid="005fa5c1" officeooo:paragraph-rsid="005fa5c1"/>
    </style:style>
    <style:style style:name="P56" style:family="paragraph" style:parent-style-name="Standard" style:list-style-name="L11">
      <style:text-properties style:use-window-font-color="true" officeooo:rsid="0021f2a0" officeooo:paragraph-rsid="0056bf76"/>
    </style:style>
    <style:style style:name="P57" style:family="paragraph" style:parent-style-name="Standard" style:list-style-name="L11">
      <style:text-properties officeooo:rsid="002201f7" officeooo:paragraph-rsid="0056bf76"/>
    </style:style>
    <style:style style:name="P58" style:family="paragraph" style:parent-style-name="Standard" style:list-style-name="L11">
      <style:text-properties officeooo:rsid="00235f38" officeooo:paragraph-rsid="0056bf76"/>
    </style:style>
    <style:style style:name="P59" style:family="paragraph" style:parent-style-name="Standard" style:list-style-name="L6">
      <style:text-properties officeooo:paragraph-rsid="004b533b"/>
    </style:style>
    <style:style style:name="P60" style:family="paragraph" style:parent-style-name="Standard" style:list-style-name="L6">
      <style:text-properties officeooo:paragraph-rsid="004da9a4"/>
    </style:style>
    <style:style style:name="P61" style:family="paragraph" style:parent-style-name="Standard" style:list-style-name="L6">
      <style:text-properties officeooo:paragraph-rsid="004e3699"/>
    </style:style>
    <style:style style:name="P62" style:family="paragraph" style:parent-style-name="Standard" style:list-style-name="L6">
      <style:text-properties officeooo:paragraph-rsid="00565a9f"/>
    </style:style>
    <style:style style:name="P63" style:family="paragraph" style:parent-style-name="Standard" style:list-style-name="L6">
      <style:text-properties officeooo:rsid="0025357f" officeooo:paragraph-rsid="00565a9f"/>
    </style:style>
    <style:style style:name="P64" style:family="paragraph" style:parent-style-name="Standard" style:list-style-name="L6">
      <style:text-properties officeooo:rsid="0025357f" officeooo:paragraph-rsid="002f2367"/>
    </style:style>
    <style:style style:name="P65" style:family="paragraph" style:parent-style-name="Standard" style:list-style-name="L6">
      <style:text-properties officeooo:rsid="002674e6" officeooo:paragraph-rsid="00565a9f"/>
    </style:style>
    <style:style style:name="P66" style:family="paragraph" style:parent-style-name="Standard" style:list-style-name="L7">
      <style:text-properties officeooo:paragraph-rsid="002f2367"/>
    </style:style>
    <style:style style:name="P67" style:family="paragraph" style:parent-style-name="Standard" style:list-style-name="L8">
      <style:text-properties officeooo:paragraph-rsid="002f2367"/>
    </style:style>
    <style:style style:name="P68" style:family="paragraph" style:parent-style-name="Standard" style:list-style-name="L8">
      <style:text-properties officeooo:rsid="002f2367" officeooo:paragraph-rsid="002f2367"/>
    </style:style>
    <style:style style:name="P69" style:family="paragraph" style:parent-style-name="Standard" style:list-style-name="L6">
      <style:text-properties officeooo:rsid="002f2367" officeooo:paragraph-rsid="002f2367"/>
    </style:style>
    <style:style style:name="P70" style:family="paragraph" style:parent-style-name="Standard" style:list-style-name="L6">
      <style:text-properties officeooo:rsid="00302ac5" officeooo:paragraph-rsid="004da9a4"/>
    </style:style>
    <style:style style:name="P71" style:family="paragraph" style:parent-style-name="Standard" style:list-style-name="L6">
      <style:text-properties officeooo:rsid="00302ac5" officeooo:paragraph-rsid="006ab310"/>
    </style:style>
    <style:style style:name="P72" style:family="paragraph" style:parent-style-name="Standard" style:list-style-name="L10">
      <style:text-properties officeooo:rsid="00302ac5" officeooo:paragraph-rsid="00302ac5"/>
    </style:style>
    <style:style style:name="P73" style:family="paragraph" style:parent-style-name="Standard" style:list-style-name="L6">
      <style:text-properties officeooo:rsid="00313fdd" officeooo:paragraph-rsid="004da9a4"/>
    </style:style>
    <style:style style:name="P74" style:family="paragraph" style:parent-style-name="Standard" style:list-style-name="L6">
      <style:text-properties officeooo:rsid="004da9a4" officeooo:paragraph-rsid="004da9a4"/>
    </style:style>
    <style:style style:name="P75" style:family="paragraph" style:parent-style-name="Standard" style:list-style-name="L9">
      <style:text-properties officeooo:rsid="004da9a4" officeooo:paragraph-rsid="004da9a4"/>
    </style:style>
    <style:style style:name="P76" style:family="paragraph" style:parent-style-name="Standard" style:list-style-name="L6">
      <style:text-properties officeooo:rsid="003151a5" officeooo:paragraph-rsid="004e3699"/>
    </style:style>
    <style:style style:name="P77" style:family="paragraph" style:parent-style-name="Standard" style:list-style-name="L10">
      <style:text-properties officeooo:rsid="003bb3d3" officeooo:paragraph-rsid="003bb3d3"/>
    </style:style>
    <style:style style:name="P78" style:family="paragraph" style:parent-style-name="Standard" style:list-style-name="L11">
      <style:text-properties officeooo:paragraph-rsid="00694419"/>
    </style:style>
    <style:style style:name="P79" style:family="paragraph" style:parent-style-name="Standard" style:list-style-name="L11">
      <style:text-properties officeooo:paragraph-rsid="0056bf76"/>
    </style:style>
    <style:style style:name="P80" style:family="paragraph" style:parent-style-name="Standard" style:list-style-name="L11">
      <style:text-properties officeooo:paragraph-rsid="0075c4e5"/>
    </style:style>
    <style:style style:name="P81" style:family="paragraph" style:parent-style-name="Standard" style:list-style-name="L1">
      <style:text-properties officeooo:rsid="006d38b5" officeooo:paragraph-rsid="006d38b5"/>
    </style:style>
    <style:style style:name="P82" style:family="paragraph" style:parent-style-name="Standard" style:list-style-name="L11">
      <style:text-properties officeooo:rsid="006d38b5" officeooo:paragraph-rsid="0075c4e5"/>
    </style:style>
    <style:style style:name="P83" style:family="paragraph" style:parent-style-name="Standard" style:list-style-name="L1">
      <style:text-properties officeooo:rsid="006fe5e3" officeooo:paragraph-rsid="006fe5e3"/>
    </style:style>
    <style:style style:name="P84" style:family="paragraph" style:parent-style-name="Standard" style:list-style-name="L11">
      <style:text-properties officeooo:rsid="006fe5e3" officeooo:paragraph-rsid="0075c4e5"/>
    </style:style>
    <style:style style:name="P85" style:family="paragraph" style:parent-style-name="Header">
      <style:text-properties officeooo:rsid="004fb20e" officeooo:paragraph-rsid="004fb20e"/>
    </style:style>
    <style:style style:name="T1" style:family="text">
      <style:text-properties officeooo:rsid="001c84d1"/>
    </style:style>
    <style:style style:name="T2" style:family="text">
      <style:text-properties fo:font-style="italic" style:font-style-asian="italic" style:font-style-complex="italic"/>
    </style:style>
    <style:style style:name="T3" style:family="text">
      <style:text-properties fo:font-style="italic" officeooo:rsid="002f2367" style:font-style-asian="italic" style:font-style-complex="italic"/>
    </style:style>
    <style:style style:name="T4" style:family="text">
      <style:text-properties fo:font-style="italic" fo:font-weight="normal" officeooo:rsid="00282dac" style:font-style-asian="italic" style:font-weight-asian="normal" style:font-style-complex="italic" style:font-weight-complex="normal"/>
    </style:style>
    <style:style style:name="T5" style:family="text">
      <style:text-properties fo:font-style="italic" fo:font-weight="normal" officeooo:rsid="002f2367"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fo:font-weight="bold" officeooo:rsid="001c84d1" style:font-weight-asian="bold" style:font-weight-complex="bold"/>
    </style:style>
    <style:style style:name="T8" style:family="text">
      <style:text-properties fo:font-weight="bold" officeooo:rsid="002b8104" style:font-weight-asian="bold" style:font-weight-complex="bold"/>
    </style:style>
    <style:style style:name="T9" style:family="text">
      <style:text-properties fo:font-weight="bold" officeooo:rsid="003151a5" style:font-weight-asian="bold" style:font-weight-complex="bold"/>
    </style:style>
    <style:style style:name="T10" style:family="text">
      <style:text-properties fo:font-weight="bold" officeooo:rsid="00282dac" style:font-weight-asian="bold" style:font-weight-complex="bold"/>
    </style:style>
    <style:style style:name="T11" style:family="text">
      <style:text-properties fo:font-weight="bold" officeooo:rsid="004b533b" style:font-weight-asian="bold" style:font-weight-complex="bold"/>
    </style:style>
    <style:style style:name="T12" style:family="text">
      <style:text-properties fo:font-weight="bold" officeooo:rsid="004c678f" style:font-weight-asian="bold" style:font-weight-complex="bold"/>
    </style:style>
    <style:style style:name="T13" style:family="text">
      <style:text-properties fo:font-weight="bold" officeooo:rsid="005a5c1d" style:font-weight-asian="bold" style:font-weight-complex="bold"/>
    </style:style>
    <style:style style:name="T14" style:family="text">
      <style:text-properties fo:font-weight="bold" officeooo:rsid="0041d419" style:font-weight-asian="bold" style:font-weight-complex="bold"/>
    </style:style>
    <style:style style:name="T15" style:family="text">
      <style:text-properties fo:font-weight="bold" officeooo:rsid="006fe5e3" style:font-weight-asian="bold" style:font-weight-complex="bold"/>
    </style:style>
    <style:style style:name="T16" style:family="text">
      <style:text-properties fo:font-weight="bold" officeooo:rsid="0074700c" style:font-weight-asian="bold" style:font-weight-complex="bold"/>
    </style:style>
    <style:style style:name="T17" style:family="text">
      <style:text-properties fo:font-weight="bold" officeooo:rsid="0055b710" style:font-weight-asian="bold" style:font-weight-complex="bold"/>
    </style:style>
    <style:style style:name="T18" style:family="text">
      <style:text-properties fo:font-weight="bold" officeooo:rsid="0056bf76" style:font-weight-asian="bold" style:font-weight-complex="bold"/>
    </style:style>
    <style:style style:name="T19" style:family="text">
      <style:text-properties fo:font-weight="bold" officeooo:rsid="002175fd"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20459b" style:font-weight-asian="normal" style:font-weight-complex="normal"/>
    </style:style>
    <style:style style:name="T22" style:family="text">
      <style:text-properties fo:font-weight="normal" officeooo:rsid="0021f2a0" style:font-weight-asian="normal" style:font-weight-complex="normal"/>
    </style:style>
    <style:style style:name="T23" style:family="text">
      <style:text-properties fo:font-weight="normal" officeooo:rsid="002201f7" style:font-weight-asian="normal" style:font-weight-complex="normal"/>
    </style:style>
    <style:style style:name="T24" style:family="text">
      <style:text-properties fo:font-weight="normal" officeooo:rsid="0025357f" style:font-weight-asian="normal" style:font-weight-complex="normal"/>
    </style:style>
    <style:style style:name="T25" style:family="text">
      <style:text-properties fo:font-weight="normal" officeooo:rsid="00282dac" style:font-weight-asian="normal" style:font-weight-complex="normal"/>
    </style:style>
    <style:style style:name="T26" style:family="text">
      <style:text-properties fo:font-weight="normal" officeooo:rsid="0029f27c" style:font-weight-asian="normal" style:font-weight-complex="normal"/>
    </style:style>
    <style:style style:name="T27" style:family="text">
      <style:text-properties fo:font-weight="normal" officeooo:rsid="002b8104" style:font-weight-asian="normal" style:font-weight-complex="normal"/>
    </style:style>
    <style:style style:name="T28" style:family="text">
      <style:text-properties fo:font-weight="normal" officeooo:rsid="002d80b1" style:font-weight-asian="normal" style:font-weight-complex="normal"/>
    </style:style>
    <style:style style:name="T29" style:family="text">
      <style:text-properties fo:font-weight="normal" officeooo:rsid="003151a5" style:font-weight-asian="normal" style:font-weight-complex="normal"/>
    </style:style>
    <style:style style:name="T30" style:family="text">
      <style:text-properties fo:font-weight="normal" officeooo:rsid="00389625" style:font-weight-asian="normal" style:font-weight-complex="normal"/>
    </style:style>
    <style:style style:name="T31" style:family="text">
      <style:text-properties fo:font-weight="normal" officeooo:rsid="004601b1" style:font-weight-asian="normal" style:font-weight-complex="normal"/>
    </style:style>
    <style:style style:name="T32" style:family="text">
      <style:text-properties fo:font-weight="normal" officeooo:rsid="00465cf3" style:font-weight-asian="normal" style:font-weight-complex="normal"/>
    </style:style>
    <style:style style:name="T33" style:family="text">
      <style:text-properties fo:font-weight="normal" officeooo:rsid="0047ef19" style:font-weight-asian="normal" style:font-weight-complex="normal"/>
    </style:style>
    <style:style style:name="T34" style:family="text">
      <style:text-properties fo:font-weight="normal" officeooo:rsid="004b533b" style:font-weight-asian="normal" style:font-weight-complex="normal"/>
    </style:style>
    <style:style style:name="T35" style:family="text">
      <style:text-properties fo:font-weight="normal" officeooo:rsid="004c678f" style:font-weight-asian="normal" style:font-weight-complex="normal"/>
    </style:style>
    <style:style style:name="T36" style:family="text">
      <style:text-properties fo:font-weight="normal" officeooo:rsid="0041d419" style:font-weight-asian="normal" style:font-weight-complex="normal"/>
    </style:style>
    <style:style style:name="T37" style:family="text">
      <style:text-properties fo:font-weight="normal" officeooo:rsid="00565a9f" style:font-weight-asian="normal" style:font-weight-complex="normal"/>
    </style:style>
    <style:style style:name="T38" style:family="text">
      <style:text-properties fo:font-weight="normal" officeooo:rsid="0058011b" style:font-weight-asian="normal" style:font-weight-complex="normal"/>
    </style:style>
    <style:style style:name="T39" style:family="text">
      <style:text-properties fo:font-weight="normal" officeooo:rsid="0058d38d" style:font-weight-asian="normal" style:font-weight-complex="normal"/>
    </style:style>
    <style:style style:name="T40" style:family="text">
      <style:text-properties fo:font-weight="normal" officeooo:rsid="005a0981" style:font-weight-asian="normal" style:font-weight-complex="normal"/>
    </style:style>
    <style:style style:name="T41" style:family="text">
      <style:text-properties fo:font-weight="normal" officeooo:rsid="005a5c1d" style:font-weight-asian="normal" style:font-weight-complex="normal"/>
    </style:style>
    <style:style style:name="T42" style:family="text">
      <style:text-properties fo:font-weight="normal" officeooo:rsid="005b424f" style:font-weight-asian="normal" style:font-weight-complex="normal"/>
    </style:style>
    <style:style style:name="T43" style:family="text">
      <style:text-properties fo:font-weight="normal" officeooo:rsid="005ee3b7" style:font-weight-asian="normal" style:font-weight-complex="normal"/>
    </style:style>
    <style:style style:name="T44" style:family="text">
      <style:text-properties fo:font-weight="normal" officeooo:rsid="005f4419" style:font-weight-asian="normal" style:font-weight-complex="normal"/>
    </style:style>
    <style:style style:name="T45" style:family="text">
      <style:text-properties fo:font-weight="normal" officeooo:rsid="0061a2e3" style:font-weight-asian="normal" style:font-weight-complex="normal"/>
    </style:style>
    <style:style style:name="T46" style:family="text">
      <style:text-properties fo:font-weight="normal" officeooo:rsid="0063349b" style:font-weight-asian="normal" style:font-weight-complex="normal"/>
    </style:style>
    <style:style style:name="T47" style:family="text">
      <style:text-properties fo:font-weight="normal" officeooo:rsid="00664065" style:font-weight-asian="normal" style:font-weight-complex="normal"/>
    </style:style>
    <style:style style:name="T48" style:family="text">
      <style:text-properties fo:font-weight="normal" officeooo:rsid="00676b84" style:font-weight-asian="normal" style:font-weight-complex="normal"/>
    </style:style>
    <style:style style:name="T49" style:family="text">
      <style:text-properties fo:font-weight="normal" officeooo:rsid="001c84d1" style:font-weight-asian="normal" style:font-weight-complex="normal"/>
    </style:style>
    <style:style style:name="T50" style:family="text">
      <style:text-properties fo:font-weight="normal" officeooo:rsid="00694419" style:font-weight-asian="normal" style:font-weight-complex="normal"/>
    </style:style>
    <style:style style:name="T51" style:family="text">
      <style:text-properties fo:font-weight="normal" officeooo:rsid="0045b750" style:font-weight-asian="normal" style:font-weight-complex="normal"/>
    </style:style>
    <style:style style:name="T52" style:family="text">
      <style:text-properties fo:font-weight="normal" officeooo:rsid="006d38b5" style:font-weight-asian="normal" style:font-weight-complex="normal"/>
    </style:style>
    <style:style style:name="T53" style:family="text">
      <style:text-properties fo:font-weight="normal" officeooo:rsid="006e8f84" style:font-weight-asian="normal" style:font-weight-complex="normal"/>
    </style:style>
    <style:style style:name="T54" style:family="text">
      <style:text-properties fo:font-weight="normal" officeooo:rsid="006fe5e3" style:font-weight-asian="normal" style:font-weight-complex="normal"/>
    </style:style>
    <style:style style:name="T55" style:family="text">
      <style:text-properties fo:font-weight="normal" officeooo:rsid="0055b710" style:font-weight-asian="normal" style:font-weight-complex="normal"/>
    </style:style>
    <style:style style:name="T56" style:family="text">
      <style:text-properties fo:font-weight="normal" officeooo:rsid="0056bf76" style:font-weight-asian="normal" style:font-weight-complex="normal"/>
    </style:style>
    <style:style style:name="T57" style:family="text">
      <style:text-properties fo:font-weight="normal" officeooo:rsid="002175fd" style:font-weight-asian="normal" style:font-weight-complex="normal"/>
    </style:style>
    <style:style style:name="T58" style:family="text">
      <style:text-properties fo:font-weight="normal" officeooo:rsid="001c8c27" style:font-weight-asian="normal" style:font-weight-complex="normal"/>
    </style:style>
    <style:style style:name="T59" style:family="text">
      <style:text-properties fo:color="#c9211e"/>
    </style:style>
    <style:style style:name="T60" style:family="text">
      <style:text-properties fo:color="#c9211e" fo:font-weight="bold" style:font-weight-asian="bold" style:font-weight-complex="bold"/>
    </style:style>
    <style:style style:name="T61" style:family="text">
      <style:text-properties fo:color="#c9211e" fo:font-weight="bold" officeooo:rsid="001c84d1" style:font-weight-asian="bold" style:font-weight-complex="bold"/>
    </style:style>
    <style:style style:name="T62" style:family="text">
      <style:text-properties fo:color="#c9211e" fo:font-weight="bold" officeooo:rsid="00282dac" style:font-weight-asian="bold" style:font-weight-complex="bold"/>
    </style:style>
    <style:style style:name="T63" style:family="text">
      <style:text-properties fo:color="#c9211e" fo:font-weight="bold" officeooo:rsid="002b8104" style:font-weight-asian="bold" style:font-weight-complex="bold"/>
    </style:style>
    <style:style style:name="T64" style:family="text">
      <style:text-properties fo:color="#c9211e" fo:font-weight="bold" officeooo:rsid="002f2367" style:font-weight-asian="bold" style:font-weight-complex="bold"/>
    </style:style>
    <style:style style:name="T65" style:family="text">
      <style:text-properties fo:color="#c9211e" fo:font-weight="bold" officeooo:rsid="00389625" style:font-weight-asian="bold" style:font-weight-complex="bold"/>
    </style:style>
    <style:style style:name="T66" style:family="text">
      <style:text-properties fo:color="#c9211e" fo:font-weight="bold" officeooo:rsid="0047ef19" style:font-weight-asian="bold" style:font-weight-complex="bold"/>
    </style:style>
    <style:style style:name="T67" style:family="text">
      <style:text-properties fo:color="#c9211e" fo:font-weight="bold" officeooo:rsid="0048c8da" style:font-weight-asian="bold" style:font-weight-complex="bold"/>
    </style:style>
    <style:style style:name="T68" style:family="text">
      <style:text-properties fo:color="#c9211e" fo:font-weight="bold" officeooo:rsid="004c678f" style:font-weight-asian="bold" style:font-weight-complex="bold"/>
    </style:style>
    <style:style style:name="T69" style:family="text">
      <style:text-properties fo:color="#c9211e" fo:font-weight="bold" officeooo:rsid="005a5c1d" style:font-weight-asian="bold" style:font-weight-complex="bold"/>
    </style:style>
    <style:style style:name="T70" style:family="text">
      <style:text-properties fo:color="#c9211e" fo:font-weight="bold" officeooo:rsid="006fe5e3" style:font-weight-asian="bold" style:font-weight-complex="bold"/>
    </style:style>
    <style:style style:name="T71" style:family="text">
      <style:text-properties fo:color="#c9211e" fo:font-weight="bold" officeooo:rsid="0055b710" style:font-weight-asian="bold" style:font-weight-complex="bold"/>
    </style:style>
    <style:style style:name="T72" style:family="text">
      <style:text-properties fo:color="#c9211e" fo:font-weight="bold" officeooo:rsid="0058011b" style:font-weight-asian="bold" style:font-weight-complex="bold"/>
    </style:style>
    <style:style style:name="T73" style:family="text">
      <style:text-properties fo:color="#c9211e" fo:font-weight="bold" officeooo:rsid="002175fd" style:font-weight-asian="bold" style:font-weight-complex="bold"/>
    </style:style>
    <style:style style:name="T74" style:family="text">
      <style:text-properties fo:color="#c9211e" fo:font-weight="bold" officeooo:rsid="00465cf3" style:font-weight-asian="bold" style:font-weight-complex="bold"/>
    </style:style>
    <style:style style:name="T75" style:family="text">
      <style:text-properties fo:font-style="normal" fo:font-weight="normal" officeooo:rsid="002201f7" style:font-style-asian="normal" style:font-weight-asian="normal" style:font-style-complex="normal" style:font-weight-complex="normal"/>
    </style:style>
    <style:style style:name="T76" style:family="text">
      <style:text-properties officeooo:rsid="0025357f"/>
    </style:style>
    <style:style style:name="T77" style:family="text">
      <style:text-properties officeooo:rsid="002674e6"/>
    </style:style>
    <style:style style:name="T78" style:family="text">
      <style:text-properties officeooo:rsid="002b8104"/>
    </style:style>
    <style:style style:name="T79" style:family="text">
      <style:text-properties officeooo:rsid="002f2367"/>
    </style:style>
    <style:style style:name="T80" style:family="text">
      <style:text-properties officeooo:rsid="00302ac5"/>
    </style:style>
    <style:style style:name="T81" style:family="text">
      <style:text-properties officeooo:rsid="00389625"/>
    </style:style>
    <style:style style:name="T82" style:family="text">
      <style:text-properties fo:color="#790000" fo:font-style="normal" fo:font-weight="normal" officeooo:rsid="002201f7" style:font-style-asian="normal" style:font-weight-asian="normal" style:font-style-complex="normal" style:font-weight-complex="normal"/>
    </style:style>
    <style:style style:name="T83" style:family="text">
      <style:text-properties fo:color="#790000" officeooo:rsid="002f2367"/>
    </style:style>
    <style:style style:name="T84" style:family="text">
      <style:text-properties officeooo:rsid="004192c8"/>
    </style:style>
    <style:style style:name="T85" style:family="text">
      <style:text-properties officeooo:rsid="004601b1"/>
    </style:style>
    <style:style style:name="T86" style:family="text">
      <style:text-properties officeooo:rsid="001c8c27"/>
    </style:style>
    <style:style style:name="T87" style:family="text">
      <style:text-properties style:use-window-font-color="true"/>
    </style:style>
    <style:style style:name="T88" style:family="text">
      <style:text-properties style:use-window-font-color="true" fo:font-weight="normal" officeooo:rsid="0038a7be" style:font-weight-asian="normal" style:font-weight-complex="normal"/>
    </style:style>
    <style:style style:name="T89" style:family="text">
      <style:text-properties style:use-window-font-color="true" fo:font-weight="normal" officeooo:rsid="0047ef19" style:font-weight-asian="normal" style:font-weight-complex="normal"/>
    </style:style>
    <style:style style:name="T90" style:family="text">
      <style:text-properties style:use-window-font-color="true" officeooo:rsid="0047ef19"/>
    </style:style>
    <style:style style:name="T91" style:family="text">
      <style:text-properties style:use-window-font-color="true" officeooo:rsid="002f2367"/>
    </style:style>
    <style:style style:name="T92" style:family="text">
      <style:text-properties style:use-window-font-color="true" officeooo:rsid="004b533b"/>
    </style:style>
    <style:style style:name="T93" style:family="text">
      <style:text-properties officeooo:rsid="0048c8da"/>
    </style:style>
    <style:style style:name="T94" style:family="text">
      <style:text-properties officeooo:rsid="004a1592"/>
    </style:style>
    <style:style style:name="T95" style:family="text">
      <style:text-properties officeooo:rsid="004b533b"/>
    </style:style>
    <style:style style:name="T96" style:family="text">
      <style:text-properties officeooo:rsid="0058d38d"/>
    </style:style>
    <style:style style:name="T97" style:family="text">
      <style:text-properties officeooo:rsid="00313fdd"/>
    </style:style>
    <style:style style:name="T98" style:family="text">
      <style:text-properties officeooo:rsid="006d38b5"/>
    </style:style>
    <style:style style:name="T99" style:family="text">
      <style:text-properties officeooo:rsid="006e4aa9"/>
    </style:style>
    <style:style style:name="T100" style:family="text">
      <style:text-properties officeooo:rsid="006e8f84"/>
    </style:style>
    <style:style style:name="T101" style:family="text">
      <style:text-properties officeooo:rsid="00739edd"/>
    </style:style>
    <text:list-style style:name="L1">
      <text:list-level-style-bullet text:level="1" text:style-name="Bullet_20_Symbols" text:bullet-char="•">
        <style:list-level-properties text:list-level-position-and-space-mode="label-alignment">
          <style:list-level-label-alignment text:label-followed-by="listtab" text:list-tab-stop-position="0.5882in" fo:text-indent="-0.25in" fo:margin-left="0.58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82in" fo:text-indent="-0.25in" fo:margin-left="0.8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82in" fo:text-indent="-0.25in" fo:margin-left="1.0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82in" fo:text-indent="-0.25in" fo:margin-left="1.3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82in" fo:text-indent="-0.25in" fo:margin-left="1.5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82in" fo:text-indent="-0.25in" fo:margin-left="1.8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82in" fo:text-indent="-0.25in" fo:margin-left="2.0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82in" fo:text-indent="-0.25in" fo:margin-left="2.3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82in" fo:text-indent="-0.25in" fo:margin-left="2.5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82in" fo:text-indent="-0.25in" fo:margin-left="2.838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INITIALIZATION</text:p>
      <text:p text:style-name="Standard"><text:span text:style-name="T6">init</text:span><text:span text:style-name="T7">()</text:span>: <text:span text:style-name="T1">appController public function</text:span></text:p>
      <text:list xml:id="list3868568426" text:style-name="L1">
        <text:list-item>
          <text:p text:style-name="P11">Remove the active class from the CCP.</text:p>
        </text:list-item>
        <text:list-item>
          <text:p text:style-name="P12"><text:span text:style-name="T7">setupEventListeners()</text:span><text:span text:style-name="T1"> appController public function. </text:span><text:span text:style-name="T61">NOTE</text:span><text:span text:style-name="T1">: None of the eventListeners are used <text:s/>in init since all it does is initialize the UI without any image, toolButtons or dimViewers. So maybe setupEventListeners should be moved to initUI().</text:span></text:p>
          <text:list>
            <text:list-item>
              <text:p text:style-name="P18">handleDrag<text:span text:style-name="T84">O</text:span>ver(evt)</text:p>
              <text:list>
                <text:list-item>
                  <text:p text:style-name="P33">These and the related eventListeners pertain to the dropZone in handleFileSelect.</text:p>
                </text:list-item>
              </text:list>
            </text:list-item>
            <text:list-item>
              <text:p text:style-name="P19">addEventHandler <text:span text:style-name="T20">appController private function</text:span></text:p>
              <text:list>
                <text:list-item>
                  <text:p text:style-name="P34">tbClickables</text:p>
                </text:list-item>
                <text:list-item>
                  <text:p text:style-name="P34">tbKeypresses</text:p>
                </text:list-item>
                <text:list-item>
                  <text:p text:style-name="P34">ccpKeypresses</text:p>
                </text:list-item>
                <text:list-item>
                  <text:p text:style-name="P35">dvClickables</text:p>
                </text:list-item>
              </text:list>
            </text:list-item>
          </text:list>
        </text:list-item>
        <text:list-item>
          <text:p text:style-name="P13"><text:span text:style-name="T4">IF</text:span><text:span text:style-name="T25"> an image already exists in the DOM, then it is defined in the HTML source and we are in dev mode, </text:span><text:span text:style-name="T26">so do whatever’s necessary to run </text:span><text:span text:style-name="T25">. </text:span><text:span text:style-name="T62">NOTE</text:span><text:span text:style-name="T25">: The true flag does something but I can’t remember what.</text:span></text:p>
          <text:list>
            <text:list-item>
              <text:p text:style-name="P13"><text:span text:style-name="T10">initDev(true)</text:span><text:span text:style-name="T25">;</text:span></text:p>
            </text:list-item>
          </text:list>
        </text:list-item>
      </text:list>
      <text:list xml:id="list3191941969" text:style-name="L2">
        <text:list-item>
          <text:p text:style-name="P51"><text:span text:style-name="T25">getAppdata(); </text:span><text:span text:style-name="T62">NOTE</text:span><text:span text:style-name="T25">: </text:span><text:span text:style-name="T31">Commented out , unused</text:span><text:span text:style-name="T25">, </text:span><text:span text:style-name="T31">OK to delete.</text:span></text:p>
        </text:list-item>
        <text:list-item>
          <text:p text:style-name="P37">Show the toolbuttons.</text:p>
        </text:list-item>
        <text:list-item>
          <text:p text:style-name="P37">Show the current image.</text:p>
        </text:list-item>
        <text:list-item>
          <text:p text:style-name="P37">Split the filename from the src path and write it to dimViewers.filename.</text:p>
        </text:list-item>
        <text:list-item>
          <text:p text:style-name="P37">Set imgW and imgH to curImg.naturalWidth and curImg.naturalHeight. <text:span text:style-name="T60">NOTE</text:span>: <text:span text:style-name="T85">These aren’t used, commented out, OK to delete.</text:span></text:p>
        </text:list-item>
        <text:list-item>
          <text:p text:style-name="P38">Get the current value in the phones input fields and set data-sphonesw and data-lphonesw to store that info globally so it can be accessed by getAppdata.</text:p>
        </text:list-item>
        <text:list-item>
          <text:p text:style-name="P39">calcImgViewerSize(); to open an image and run the app.</text:p>
        </text:list-item>
        <text:list-item>
          <text:p text:style-name="P39">Add active class to CCP.</text:p>
        </text:list-item>
        <text:list-item>
          <text:p text:style-name="P39">initCCP() <text:span text:style-name="T78">although I think this is only necessary to auto-open the CCP at this point for dev. </text:span><text:span text:style-name="T63">NOTE: </text:span><text:span text:style-name="T78">CCP used to be toggle in an eventListener on the dimViewer clipboard button, don’t know why I changed that.</text:span></text:p>
        </text:list-item>
      </text:list>
      <text:list xml:id="list171108294078630" text:continue-list="list3868568426" text:style-name="L1">
        <text:list-item>
          <text:p text:style-name="P14"><text:span text:style-name="T4">ELSE</text:span><text:span text:style-name="T25"> </text:span><text:span text:style-name="T26">no image exists so we need to initialize the UI with no image and a drop area to prompt for user input.</text:span></text:p>
          <text:list>
            <text:list-item>
              <text:p text:style-name="P20">UICtrl.initUI();</text:p>
            </text:list-item>
          </text:list>
        </text:list-item>
      </text:list>
      <text:list xml:id="list2067295300" text:style-name="L3">
        <text:list-item>
          <text:p text:style-name="P40">Show the dropArea.</text:p>
        </text:list-item>
        <text:list-item>
          <text:p text:style-name="P40">Hide the toolbuttons</text:p>
        </text:list-item>
        <text:list-item>
          <text:p text:style-name="P40">Hide the clipboard button.</text:p>
        </text:list-item>
        <text:list-item>
          <text:p text:style-name="P40">Loop through all the dimViewers except filename and clipboard button and display ‘no image’ in them. </text:p>
        </text:list-item>
      </text:list>
      <text:p text:style-name="P1"/>
      <text:p text:style-name="P1"><text:tab/></text:p>
      <text:p text:style-name="P10">USER INPUT - LOAD IMAGE</text:p>
      <text:list xml:id="list3341439738" text:style-name="L4">
        <text:list-item>
          <text:p text:style-name="P52"><text:span text:style-name="T8">handleFileSelect(evt)</text:span><text:span text:style-name="T27"> <text:s/>appController private function: Loads the image and boots the UI.</text:span></text:p>
          <text:list>
            <text:list-item>
              <text:p text:style-name="P53"><text:soft-page-break/><text:span text:style-name="T27">remove #cur-img-container<text:tab/>Remove the current image if one exists so the user can drop another one over it. </text:span><text:span text:style-name="T63">NOTE</text:span><text:span text:style-name="T27">: <text:s/>#cur-img-container </text:span><text:span text:style-name="T30">is the wrapper for cur-img in the HTML. It is removed by hFS and then created again later in the routine by initImgToDOM. I can’t remember why it was done that way but there was a reason, no change necessary.</text:span></text:p>
            </text:list-item>
            <text:list-item>
              <text:p text:style-name="P41">load the FileReader object</text:p>
            </text:list-item>
            <text:list-item>
              <text:p text:style-name="P42">create new Image object, curImg</text:p>
            </text:list-item>
            <text:list-item>
              <text:p text:style-name="P42">Get the filename and write it to dimViewers.filename</text:p>
            </text:list-item>
            <text:list-item>
              <text:p text:style-name="P42">Hide the dropArea</text:p>
            </text:list-item>
            <text:list-item>
              <text:p text:style-name="P21">initImgToDOM(curImg, callback) <text:span text:style-name="T20"><text:s/>Write curImg, its containers to the DOM with a callback. setTimeOut so it has enough time to load. I’m not sure I understand this but it seems to work. Probably an onload statement would be enough but it works. Once the images have loaded and are in the DOM:</text:span></text:p>
            </text:list-item>
            <text:list-item>
              <text:p text:style-name="P23">initDimViewers()</text:p>
            </text:list-item>
            <text:list-item>
              <text:p text:style-name="P22"><text:span text:style-name="T20">setTimeOut </text:span><text:span text:style-name="T30">500ms. </text:span></text:p>
            </text:list-item>
            <text:list-item>
              <text:p text:style-name="P42">Hide the dropArea</text:p>
            </text:list-item>
            <text:list-item>
              <text:p text:style-name="P42">Show the toolbuttons.</text:p>
            </text:list-item>
            <text:list-item>
              <text:p text:style-name="P42">Show the curImg.</text:p>
            </text:list-item>
            <text:list-item>
              <text:p text:style-name="P43">Initialize viewerW to its initial CSS-defined width. <text:span text:style-name="T65">NOTE</text:span><text:span text:style-name="T81">: This is one place where viewerW is created. I think there are others, that needs to be revisited.</text:span></text:p>
            </text:list-item>
            <text:list-item>
              <text:p text:style-name="P32">Initialize data-sphonesw and data-lphonesw at 320 and 480. <text:span text:style-name="T60">NOTE: </text:span>In initDev these are initialized to the hard-coded value in the HTML. That should be changed here as well.</text:p>
            </text:list-item>
            <text:list-item>
              <text:p text:style-name="P24"><text:span text:style-name="T20">calcImgViewerSize(false); to adjust the container sizes to the new image and proceed. This is where devMode </text:span><text:span text:style-name="T28">and handeUserAction</text:span><text:span text:style-name="T20"> pick up the flow.</text:span></text:p>
            </text:list-item>
          </text:list>
        </text:list-item>
      </text:list>
      <text:p text:style-name="P1"/>
      <text:p text:style-name="P10">USER INPUT - MODIFY VIEWER WIDTH AND IMAGE DIMENSIONS</text:p>
      <text:list xml:id="list2493705745" text:style-name="L11">
        <text:list-item>
          <text:p text:style-name="P78"><text:span text:style-name="T14">handleFocus</text:span><text:span text:style-name="T7">(evt) </text:span><text:span text:style-name="T49"><text:s/></text:span><text:span text:style-name="T50">appController private function: </text:span><text:span text:style-name="T51">Selects the current input so the user can overwrite it, or, if no value, sets a cursor in the empty field.</text:span></text:p>
        </text:list-item>
        <text:list-item>
          <text:p text:style-name="P82"><text:span text:style-name="T6">handleKey</text:span><text:span text:style-name="T16">up</text:span><text:span text:style-name="T6">(evt)</text:span> <text:span text:style-name="T20">appController private function: </text:span><text:span text:style-name="T53">Handle the Esc key separately </text:span><text:span text:style-name="T54">keydown didn’t work properly for the desired behavior. </text:span><text:span text:style-name="T70">NOTE</text:span><text:span text:style-name="T54">: Why exactly?</text:span></text:p>
          <text:list>
            <text:list-item>
              <text:p text:style-name="P82"><text:span text:style-name="T53">If the value was entered into the W or H field, escape out of the field and reset the values to the placeholders.</text:span></text:p>
            </text:list-item>
            <text:list-item>
              <text:p text:style-name="P84"><text:span text:style-name="T53">O</text:span><text:span text:style-name="T20">therwise, escape out of the field and restore the previous value from Appdata.</text:span></text:p>
            </text:list-item>
          </text:list>
        </text:list-item>
        <text:list-item>
          <text:p text:style-name="P17">handleKe<text:span text:style-name="T98">ydown(evt)</text:span><text:span text:style-name="T49"> </text:span><text:span text:style-name="T52">appController private function: </text:span><text:span text:style-name="T36">Handles </text:span><text:span text:style-name="T52">Tab and</text:span><text:span text:style-name="T36"> Enter key in toolbutton input fields. </text:span><text:span text:style-name="T53">Tab key requires keydown because on keyup, the default behavior has already been executed.</text:span></text:p>
          <text:list>
            <text:list-item>
              <text:p text:style-name="P30"><text:span text:style-name="T99">runs elementIdToAppdataProp to return</text:span> <text:span text:style-name="T99">the</text:span> Appdata property name <text:span text:style-name="T99">corresponding to the element ID.</text:span></text:p>
            </text:list-item>
            <text:list-item>
              <text:p text:style-name="P28">sends <text:span text:style-name="T99">args (target, prop, value)</text:span> to check<text:span text:style-name="T99">User</text:span>Input for validation. </text:p>
            </text:list-item>
            <text:list-item>
              <text:p text:style-name="P50"><text:span text:style-name="T100">If no error, </text:span>args is passed down the stack to evalToolbarInput <text:span text:style-name="T100">whereby:</text:span> </text:p>
            </text:list-item>
            <text:list-item>
              <text:p text:style-name="P50">On Tab, if the field is imgW or imgH, the placeholders are displayed in the field. Otherwise, the current value is displayed in the field.</text:p>
            </text:list-item>
            <text:list-item>
              <text:p text:style-name="P28">On Enter, <text:span text:style-name="T98">the current value is selected in the field so the user can change it or call evalToolbarInput with Tab. </text:span></text:p>
            </text:list-item>
            <text:list-item>
              <text:p text:style-name="P80"><text:soft-page-break/><text:span text:style-name="T74">IMPORTANT:</text:span><text:span text:style-name="T32"><text:tab/>There is still an </text:span><text:span text:style-name="T58">appMessDisplay </text:span><text:span text:style-name="T32">call here and the error messages don’t work. Error handling needs to pass to flashAppMessage so the CSS fades work.</text:span></text:p>
            </text:list-item>
          </text:list>
        </text:list-item>
        <text:list-item>
          <text:p text:style-name="P79"><text:span text:style-name="T18">handleMouseEvents</text:span><text:span text:style-name="T56"> appController private function. Handles mouse events based on source. For toolbutton clicks, gets the increment value from the last 2 chars of the ID. </text:span><text:span text:style-name="T43">Adds </text:span><text:span text:style-name="T41">this value to Appdata.imgW and passes </text:span><text:span text:style-name="T43">args (target, prop, val)</text:span><text:span text:style-name="T41"> to checkUserInput. </text:span><text:span text:style-name="T38">Also handles drop and dragover events inasfar as they aren’t defined as eventListeners for handleFileSelect. </text:span><text:span text:style-name="T72">NOTE: </text:span><text:span text:style-name="T38">Still unclear as to whether any drop and dragover event handling for toolbuttons is necessary.</text:span></text:p>
        </text:list-item>
        <text:list-item>
          <text:p text:style-name="P79"><text:span text:style-name="T19">check</text:span><text:span text:style-name="T13">User</text:span><text:span text:style-name="T19">Input</text:span><text:span text:style-name="T57"> </text:span><text:span text:style-name="T21">appController </text:span><text:span text:style-name="T57">private</text:span><text:span text:style-name="T21"> function. <text:s/></text:span><text:span text:style-name="T33">T</text:span><text:span text:style-name="T57">rap</text:span><text:span text:style-name="T33">s</text:span><text:span text:style-name="T57"> input-specific errors before the values are passed to </text:span><text:span text:style-name="T40">eval</text:span><text:span text:style-name="T57">ToolbarInput for calculation and Appdata updating. </text:span><text:span text:style-name="T73">NOTE</text:span><text:span text:style-name="T57">: </text:span><text:span text:style-name="T32">Handles Appdata property passed from handleKeyup </text:span><text:span text:style-name="T41">and handleMouseEvents. </text:span><text:span text:style-name="T69">NOTE:</text:span><text:span text:style-name="T41"> This </text:span><text:span text:style-name="T44">accepts args (target, prop, val). Target isn’t used yet, but it will be used at some point to </text:span><text:span text:style-name="T41">differentiate between button and keyboard errors. Revisit.</text:span></text:p>
          <text:list>
            <text:list-item>
              <text:p text:style-name="P55"><text:span text:style-name="T41">i</text:span><text:span text:style-name="T20">f validateInteger is false, then set the errCode to ‘not_Integer’ and isErr to true. This currently handles cases where the negative increment toolbutton results in a number less than 0, but that should be handled as a specific case. </text:span></text:p>
            </text:list-item>
            <text:list-item>
              <text:p text:style-name="P54"><text:span text:style-name="T33">set isErr to false</text:span><text:span text:style-name="T20"> </text:span></text:p>
            </text:list-item>
            <text:list-item>
              <text:p text:style-name="P44">getAppdata();</text:p>
            </text:list-item>
            <text:list-item>
              <text:p text:style-name="P44">Case<text:span text:style-name="T87">: <text:s/>prop = ‘viewerW’ </text:span></text:p>
            </text:list-item>
            <text:list-item>
              <text:p text:style-name="P54"><text:span text:style-name="T5">IF</text:span><text:span text:style-name="T20"> the new viewerW &lt; imgW, then do nothing. NOTE: This is because I haven’t yet decided whether in this case the image should shrink to the new viewerW size or whether the action should throw an error.</text:span></text:p>
            </text:list-item>
            <text:list-item>
              <text:p text:style-name="P79"><text:span text:style-name="T5">IF</text:span><text:span text:style-name="T23"> <text:s/>viewerW </text:span><text:span text:style-name="T22">val</text:span><text:span text:style-name="T23">ue</text:span><text:span text:style-name="T22"> &gt; maxViewerWidth</text:span><text:span text:style-name="T88"> - </text:span><text:span text:style-name="T89">set isErr = true</text:span></text:p>
            </text:list-item>
            <text:list-item>
              <text:p text:style-name="P56"><text:span text:style-name="T23">else no error - </text:span><text:span text:style-name="T33">isErr = false</text:span></text:p>
            </text:list-item>
            <text:list-item>
              <text:p text:style-name="P79"><text:span text:style-name="T75">Case: </text:span><text:span text:style-name="T82">prop = imgW</text:span></text:p>
            </text:list-item>
            <text:list-item>
              <text:p text:style-name="P57"><text:span text:style-name="T5">IF</text:span><text:span text:style-name="T20"> the imgW value &gt; Appdata.viewerW </text:span></text:p>
            </text:list-item>
            <text:list-item>
              <text:p text:style-name="P31">isErr = true</text:p>
            </text:list-item>
            <text:list-item>
              <text:p text:style-name="P45">Case<text:span text:style-name="T87">: prop = </text:span><text:span text:style-name="T90">imgH</text:span></text:p>
            </text:list-item>
            <text:list-item>
              <text:p text:style-name="P58"><text:span text:style-name="T66">IMPORTANT: </text:span><text:span text:style-name="T20">no </text:span><text:span text:style-name="T24">error checking </text:span><text:span text:style-name="T20">action yet defined. </text:span></text:p>
            </text:list-item>
            <text:list-item>
              <text:p text:style-name="P45">Case<text:span text:style-name="T87">: prop = sPhoneW</text:span></text:p>
            </text:list-item>
            <text:list-item>
              <text:p text:style-name="P45"><text:span text:style-name="T66">IMPORTANT: </text:span>no <text:span text:style-name="T76">error checking </text:span>action yet defined. </text:p>
            </text:list-item>
            <text:list-item>
              <text:p text:style-name="P45">Case<text:span text:style-name="T87">: prop = </text:span><text:span text:style-name="T90">l</text:span><text:span text:style-name="T87">PhoneW</text:span></text:p>
            </text:list-item>
            <text:list-item>
              <text:p text:style-name="P45"><text:span text:style-name="T66">IMPORTANT: </text:span><text:span text:style-name="T20">no </text:span><text:span text:style-name="T76">error checking </text:span><text:span text:style-name="T20">action yet defined. </text:span></text:p>
            </text:list-item>
          </text:list>
        </text:list-item>
      </text:list>
      <text:list xml:id="list3918103077" text:style-name="L5">
        <text:list-header>
          <text:p text:style-name="P27"/>
        </text:list-header>
      </text:list>
      <text:list xml:id="list3151989858" text:style-name="L6">
        <text:list-item>
          <text:p text:style-name="P16"><text:span text:style-name="T96">eval</text:span>ToolbarInput <text:span text:style-name="T96">NOTE: </text:span><text:span text:style-name="T39">Renamed 6/17. </text:span><text:span text:style-name="T37">appController private function. </text:span><text:span text:style-name="T46">It receives error-checked args (target, prop, val) </text:span><text:span text:style-name="T21"><text:s/>from check</text:span><text:span text:style-name="T45">User</text:span><text:span text:style-name="T21">Input </text:span><text:span text:style-name="T37">and u</text:span><text:span text:style-name="T36">ses switch/case to determine how to process the input parameter based on the Appdata property of the input. </text:span><text:span text:style-name="T46">Then, it passes either an arg1 or an arg1 and arg2 (depending on whether the Appdata property being updated requires a width AND height value or just a width) to </text:span><text:span text:style-name="T36">updateAppdata to update the </text:span><text:span text:style-name="T46">specific </text:span><text:span text:style-name="T36">DOM elements/data properties accordingly. </text:span><text:span text:style-name="T46">When that returns (NOTE: no return value here, but some error checking wouldn’t hurt...?) it runs</text:span><text:span text:style-name="T21"> calcViewerSize, which then runs resizeContainers, which resizes all the mutable DOM elements/data-attributes from which Appdata is derived, i.e. viewerW, imgW, imgH, sPhoneW and lPhoneW. </text:span></text:p>
          <text:list>
            <text:list-item>
              <text:p text:style-name="P63">getAppdata();</text:p>
            </text:list-item>
            <text:list-item>
              <text:p text:style-name="P63"><text:soft-page-break/><text:span text:style-name="T3">IF</text:span> ID includes viewerwidth, then <text:span text:style-name="T94">run updateAppdata(arg1) with the passed-in prop and val</text:span>.</text:p>
            </text:list-item>
            <text:list-item>
              <text:p text:style-name="P63"><text:span text:style-name="T3">IF</text:span> ID includes imgwidth, <text:span text:style-name="T94">then calculate imgH based on Appdata.aspect[0], run updateAppdata(arg1, arg2) for imgW and updateAppdata(‘imgH’ imgH)</text:span>.</text:p>
            </text:list-item>
            <text:list-item>
              <text:p text:style-name="P63"><text:span text:style-name="T3">IF</text:span> ID includes <text:span text:style-name="T94">imgheight</text:span>, <text:span text:style-name="T94">then calculate imgW based on Appdata.aspect[0], run updateAppdata(arg1, arg2) for imgH and updateAppdata(‘imgW’ imgW) for imgW</text:span>.</text:p>
            </text:list-item>
            <text:list-item>
              <text:p text:style-name="P65"><text:span text:style-name="T3">IF</text:span> ID includes <text:span text:style-name="T93">sPhonesW, no action defined yet. </text:span><text:span text:style-name="T67">IMPORTANT: </text:span><text:span text:style-name="T93"><text:s/>updateAppdata should be run here as well.</text:span></text:p>
            </text:list-item>
            <text:list-item>
              <text:p text:style-name="P65"><text:span text:style-name="T3">IF</text:span> ID includes <text:span text:style-name="T94">lPhonesW, no action defined yet. </text:span><text:span text:style-name="T67">IMPORTANT: </text:span><text:span text:style-name="T93"><text:s/>updateAppdata should be run here as well.</text:span></text:p>
            </text:list-item>
            <text:list-item>
              <text:p text:style-name="P62"><text:span text:style-name="T77">calcImgViewerSize(false). </text:span></text:p>
            </text:list-item>
          </text:list>
        </text:list-item>
        <text:list-item>
          <text:p text:style-name="P59"><text:span text:style-name="T11">updateAppdata(prop, val)</text:span><text:span text:style-name="T34"> appController private function: </text:span><text:span text:style-name="T47">Writes</text:span><text:span text:style-name="T34"> the user-initiated changes made on the toolbuttons to the DOM elements that store their size values: dynamicRegions.imgViewer, dynamicRegions.curImg, toolButtons.sPhonesW and toolButtons.sPhonesH. </text:span><text:span text:style-name="T68">IMPORTANT:</text:span><text:span text:style-name="T35"> updateAppdata is only called from </text:span><text:span text:style-name="T40">eval</text:span><text:span text:style-name="T35">ToolbarInput. There are only four cases: viewerW, imgH + imgW, sPhonesW and lPhonesW. <text:s/></text:span><text:span text:style-name="T48">After updating the DOM elements, it runs calcViewerSize to calculate the size of the DOM elements..</text:span></text:p>
        </text:list-item>
      </text:list>
      <text:p text:style-name="P8"><text:tab/></text:p>
      <text:list xml:id="list2667329557" text:style-name="L7">
        <text:list-item>
          <text:p text:style-name="P66"><text:span text:style-name="T12">calcViewerSize</text:span><text:span text:style-name="T77"> appController private function: This is a complex function with a couple objectives. </text:span></text:p>
        </text:list-item>
      </text:list>
      <text:list xml:id="list3374585563" text:style-name="L8">
        <text:list-item>
          <text:p text:style-name="P67"><text:span text:style-name="T79">Determine whether the images are being initialized or whether they are being updated via user action. If the are initialized, then Appdata.imgW and Appdate.imgW will be 0 or falsy initialization is done using naturalWidth and naturalHeight, so when Appdata is first created, imgW and imgH are empty. </text:span><text:span text:style-name="T64">NOTE</text:span><text:span text:style-name="T83">: </text:span><text:span text:style-name="T91">This should be </text:span><text:span text:style-name="T92">handled better in initDev to make this unnecessary here.</text:span></text:p>
        </text:list-item>
        <text:list-item>
          <text:p text:style-name="P68">Determine which of four cases the current actual viewer width falls into, and resize the containers based on them. <text:span text:style-name="T60">NOTE</text:span>: I’m not sure whether any of these cases are dupes of the error checking in checkKeyboardInput. </text:p>
        </text:list-item>
      </text:list>
      <text:p text:style-name="P5"><text:tab/><text:span text:style-name="T80">So:</text:span></text:p>
      <text:list xml:id="list171109752697531" text:continue-list="list3151989858" text:style-name="L6">
        <text:list-item>
          <text:list>
            <text:list-item>
              <text:p text:style-name="P64">getAppdata(); <text:span text:style-name="T95">Appdata could be passed in from </text:span></text:p>
            </text:list-item>
            <text:list-item>
              <text:p text:style-name="P69">get imgViewer’s computed width and height</text:p>
            </text:list-item>
            <text:list-item>
              <text:p text:style-name="P69">Set the input field toolbuttons.viewerW to the computed viewerW. <text:span text:style-name="T60">NOTE</text:span>: This is where the hard value in that input comes from.</text:p>
            </text:list-item>
            <text:list-item>
              <text:p text:style-name="P69"><text:span text:style-name="T2">IF</text:span> there’s no Appdata.imgW or Appdata.imgH, then <text:span text:style-name="T80">set the actualW and actualH to Appdata.imgNW and Appdata.imgNH. </text:span><text:span text:style-name="T68">NOTE</text:span><text:span text:style-name="T80">: if this can’t be handled in initDev, these variables should be called actualImgW and actualImgW for clarity.</text:span></text:p>
            </text:list-item>
            <text:list-item>
              <text:p text:style-name="P71"><text:span text:style-name="T2">ELSE</text:span> then there’s already an imgW and imgH and the image isn’t being initialized from FileReader or initDev, so set actualW and actualW to Appdata.imgW and Appdata.imgH.</text:p>
            </text:list-item>
            <text:list-item>
              <text:p text:style-name="P71"><text:span text:style-name="T97">Switch/Case:<text:tab/></text:span></text:p>
              <text:list>
                <text:list-item>
                  <text:p text:style-name="P60">Case 1: <text:s/>(actualW &lt;= viewerW) &amp;&amp; (Appdata.imgNH &lt; viewerH) - <text:span text:style-name="T80">The image falls within the default viewer dimensions, so just write it without modification.</text:span></text:p>
                </text:list-item>
                <text:list-item>
                  <text:p text:style-name="P70">Case 2: (actualW &gt; viewerW) &amp;&amp; (actualH &lt; viewerH) <text:s/>- The image is wider than the current viewer width but shorter than current viewer height, so resize the image based on the viewer width</text:p>
                </text:list-item>
                <text:list-item>
                  <text:p text:style-name="P70"><text:soft-page-break/>Case 3: (actualW &lt;= viewerW) &amp;&amp; (actualH &gt; viewerH) - The image is not as wide as the current viewer width, but is taller than the viewer height. Keep the image width but resize the viewer in order to display the full image height</text:p>
                </text:list-item>
                <text:list-item>
                  <text:p text:style-name="P73">Case 4: (actualW &gt; viewerW) &amp;&amp; (actualH &gt; viewerH) - The image is wider and taller than the current viewer height and width so we have to resize the image and the viewport based on the current viewport width</text:p>
                </text:list-item>
              </text:list>
            </text:list-item>
            <text:list-item>
              <text:p text:style-name="P74">resizeContainers(viewerH, imgW, imgH)</text:p>
            </text:list-item>
          </text:list>
        </text:list-item>
      </text:list>
      <text:p text:style-name="P9"><text:tab/></text:p>
      <text:list xml:id="list2785465514" text:style-name="L9">
        <text:list-item>
          <text:p text:style-name="P75"><text:span text:style-name="T6">resizeContainers(viewerH, imgW, imgH) </text:span><text:span text:style-name="T20">This writes the container heights to the DOM. <text:s/></text:span><text:span text:style-name="T60">IMPORTANT:</text:span><text:span text:style-name="T20"> This writes to the DOM, so shouldn’t be in UIController?</text:span></text:p>
          <text:list>
            <text:list-item>
              <text:p text:style-name="P46">UICtrl.writeDimViewers()</text:p>
            </text:list-item>
          </text:list>
        </text:list-item>
      </text:list>
      <text:p text:style-name="P4"/>
      <text:list xml:id="list171107935189247" text:continue-list="list171109752697531" text:style-name="L6">
        <text:list-item>
          <text:p text:style-name="P76"><text:span text:style-name="T6">writeDimViewers() </text:span><text:span text:style-name="T20">UIController public function. This just uses the Appdata values to write dimViewers directly to the DOM. </text:span></text:p>
          <text:list>
            <text:list-item>
              <text:p text:style-name="P47">getAppdata();</text:p>
            </text:list-item>
            <text:list-item>
              <text:p text:style-name="P48">evalDimAlerts();</text:p>
            </text:list-item>
          </text:list>
        </text:list-item>
      </text:list>
      <text:p text:style-name="P2"/>
      <text:list xml:id="list171108523100883" text:continue-numbering="true" text:style-name="L6">
        <text:list-item>
          <text:p text:style-name="P61"><text:span text:style-name="T9">evalDimAlerts();</text:span><text:span text:style-name="T29"> UIController private function. Calculates whether alerts are in order based on the current dimViewer values and HTML EMail best practices. </text:span></text:p>
          <text:list>
            <text:list-item>
              <text:p text:style-name="P48">writeDimAlerts(dimViewers, false) - Reset all the dim viewer alerts by passing in the entire dimViewer array</text:p>
            </text:list-item>
            <text:list-item>
              <text:p text:style-name="P48"><text:s/>writeDimAlerts(curDimViewer, true) - Then set the individual dim viewer alerts for the current image.</text:p>
            </text:list-item>
            <text:list-item>
              <text:p text:style-name="P48"/>
            </text:list-item>
          </text:list>
        </text:list-item>
      </text:list>
      <text:p text:style-name="P6"/>
      <text:p text:style-name="P10">GENERAL NOTES:</text:p>
      <text:p text:style-name="P7"/>
      <text:list xml:id="list2802797136" text:style-name="L10">
        <text:list-item>
          <text:p text:style-name="P72">Appdata should be passed unless it has been updated, I think. Keep this in mind...it is tedious to keep rebuilding it from the DOM at every call.</text:p>
        </text:list-item>
        <text:list-item>
          <text:p text:style-name="P77">Review non-DRYwriting of imgViewer and the setting of the input field viewerW value.</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in" fo:margin-bottom="0.0799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4fb20e" officeooo:paragraph-rsid="004fb20e"/>
    </style:style>
    <style:style style:name="MT1" style:family="text">
      <style:text-properties officeooo:rsid="00739edd"/>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06.1<text:span text:style-name="MT1">8</text:span>.19</text:p>
      </style:header>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15:08:53.859039111</meta:creation-date>
    <meta:generator>LibreOffice/6.2.4.2$Linux_X86_64 LibreOffice_project/20$Build-2</meta:generator>
    <dc:date>2019-06-18T17:10:55.019524493</dc:date>
    <meta:editing-duration>P2DT1H48M20S</meta:editing-duration>
    <meta:editing-cycles>55</meta:editing-cycles>
    <meta:print-date>2019-06-18T10:28:00.337655588</meta:print-date>
    <meta:document-statistic meta:table-count="0" meta:image-count="0" meta:object-count="0" meta:page-count="5" meta:paragraph-count="116" meta:word-count="1864" meta:character-count="11389" meta:non-whitespace-character-count="9701"/>
  </office:meta>
</office:document-meta>
</file>